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81.39pt"/>
    </style:style>
    <style:style style:name="co4" style:family="table-column">
      <style:table-column-properties fo:break-before="auto" style:column-width="441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f3715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https://free3d.com/3d-model/v8-engine-block-v1--142169.htm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7" office:value-type="float" office:value="12120626" calcext:value-type="float">
            <text:p>12120626</text:p>
          </table:table-cell>
          <table:table-cell table:style-name="ce7" office:value-type="float" office:value="308569669632" calcext:value-type="float">
            <text:p>308569669632</text:p>
          </table:table-cell>
          <table:table-cell table:style-name="ce3" office:value-type="string" calcext:value-type="string">
            <text:p>xx</text:p>
          </table:table-cell>
          <table:table-cell table:style-name="ce4" table:formula="of:=[.C4]*[.$B$5]" office:value-type="float" office:value="1.27291143886463" calcext:value-type="float">
            <text:p>1.272911438864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ertia scale</text:p>
          </table:table-cell>
          <table:table-cell table:style-name="ce2" table:formula="of:=([.B2]*[.B3])/[.B4]" office:value-type="float" office:value="0.00000000000412519947402057" calcext:value-type="float">
            <text:p>4.12519947402057E-12</text:p>
          </table:table-cell>
          <table:table-cell table:style-name="ce7" office:value-type="float" office:value="153462734848" calcext:value-type="float">
            <text:p>153462734848</text:p>
          </table:table-cell>
          <table:table-cell table:style-name="ce3" office:value-type="string" calcext:value-type="string">
            <text:p>yy</text:p>
          </table:table-cell>
          <table:table-cell table:style-name="ce4" table:formula="of:=[.C5]*[.$B$5]" office:value-type="float" office:value="0.633064393076727" calcext:value-type="float">
            <text:p>0.63306439307672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396501123072" calcext:value-type="float">
            <text:p>396501123072</text:p>
          </table:table-cell>
          <table:table-cell table:style-name="ce3" office:value-type="string" calcext:value-type="string">
            <text:p>zz</text:p>
          </table:table-cell>
          <table:table-cell table:style-name="ce4" table:formula="of:=[.C6]*[.$B$5]" office:value-type="float" office:value="1.63564622434518" calcext:value-type="float">
            <text:p>1.6356462243451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2830594560" calcext:value-type="float">
            <text:p>-2830594560</text:p>
          </table:table-cell>
          <table:table-cell table:style-name="ce3" office:value-type="string" calcext:value-type="string">
            <text:p>xy</text:p>
          </table:table-cell>
          <table:table-cell table:style-name="ce4" table:formula="of:=[.C7]*[.$B$5]" office:value-type="float" office:value="-0.0116767671900775" calcext:value-type="float">
            <text:p>-0.011676767190077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253300560" calcext:value-type="float">
            <text:p>253300560</text:p>
          </table:table-cell>
          <table:table-cell table:style-name="ce3" office:value-type="string" calcext:value-type="string">
            <text:p>xz</text:p>
          </table:table-cell>
          <table:table-cell table:style-name="ce4" table:formula="of:=[.C8]*[.$B$5]" office:value-type="float" office:value="0.00104491533688111" calcext:value-type="float">
            <text:p>0.0010449153368811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178871184" calcext:value-type="float">
            <text:p>-178871184</text:p>
          </table:table-cell>
          <table:table-cell table:style-name="ce3" office:value-type="string" calcext:value-type="string">
            <text:p>yz</text:p>
          </table:table-cell>
          <table:table-cell table:style-name="ce4" table:formula="of:=[.C9]*[.$B$5]" office:value-type="float" office:value="-0.000737879314154236" calcext:value-type="float">
            <text:p>-0.000737879314154236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0.289273 -3.935282 -5.881297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2:14:03.583654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49:34.631312010</meta:creation-date>
    <dc:date>2020-12-17T22:25:33.843644249</dc:date>
    <meta:editing-duration>PT6H8M9S</meta:editing-duration>
    <meta:editing-cycles>8</meta:editing-cycles>
    <meta:generator>LibreOffice/6.0.7.3$Linux_X86_64 LibreOffice_project/00m0$Build-3</meta:generator>
    <meta:document-statistic meta:table-count="1" meta:cell-count="28" meta:object-count="0"/>
    <meta:user-defined meta:name="qrichtext">1</meta:user-defined>
  </office:meta>
</office:document-meta>
</file>